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believe there was a village at the bottom
of this mountain, but do you think you
will be able to endure until we reach it?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-Yeah... I think so.</text:p>
          </table:table-cell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 office:value-type="string">
            <text:p>But, uhh...</text:p>
          </table:table-cell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 office:value-type="string">
            <text:p>To be honest, I've kinda been a little
desperate since we were at the cell.</text:p>
          </table:table-cell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 office:value-type="string">
            <text:p>And that diuretic pollen just now...
only made matters worse...</text:p>
          </table:table-cell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we haven't a moment to waste standing
here!</text:p>
          </table:table-cell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 office:value-type="string">
            <text:p>Come along now!</text:p>
          </table:table-cell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